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889in"/>
    </style:style>
    <style:style style:name="co3" style:family="table-column">
      <style:table-column-properties fo:break-before="auto" style:column-width="5.1035in"/>
    </style:style>
    <style:style style:name="co4" style:family="table-column">
      <style:table-column-properties fo:break-before="auto" style:column-width="4.5346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6"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66cc00"/>
    </style:style>
    <style:style style:name="T20" style:family="text">
      <style:text-properties fo:color="#000000"/>
    </style:style>
    <style:style style:name="T21" style:family="text">
      <style:text-properties fo:font-weight="normal" fo:font-style="normal" style:font-weight-asian="normal" style:font-weight-complex="normal" style:font-style-asian="normal" style:font-style-complex="normal"/>
    </style:style>
    <style:style style:name="T22" style:family="text">
      <style:text-properties fo:color="#ff9900"/>
    </style:style>
    <style:style style:name="T23" style:family="text">
      <style:text-properties fo:color="#336633"/>
    </style:style>
    <style:style style:name="T24" style:family="text">
      <style:text-properties fo:color="#111111"/>
    </style:style>
    <style:style style:name="T25" style:family="text">
      <style:text-properties fo:color="#669900"/>
    </style:style>
    <style:style style:name="T26" style:family="text">
      <style:text-properties fo:color="#cc9900"/>
    </style:style>
    <style:style style:name="T27" style:family="text">
      <style:text-properties fo:color="#996633"/>
    </style:style>
    <style:style style:name="T28"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91"/>
        <table:table-column table:style-name="co3" table:default-cell-style-name="ce91"/>
        <table:table-column table:style-name="co4" table:default-cell-style-name="ce91"/>
        <table:table-column table:style-name="co5" table:default-cell-style-name="ce91"/>
        <table:table-column table:style-name="co6" table:number-columns-repeated="60" table:default-cell-style-name="ce91"/>
        <table:table-column table:style-name="co6"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jacent [states]</text:p>
          </table:table-cell>
          <table:table-cell table:style-name="ce93" office:value-type="string" calcext:value-type="string">
            <text:p><text:span text:style-name="T5">ہمسایہ، پڑوسی، </text:span>برابر والا</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bout</text:p>
          </table:table-cell>
          <table:table-cell table:number-columns-repeated="1023"/>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2">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2">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2">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2">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2">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2">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2">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0984in" svg:y="223.2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ت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2">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2">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2">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2">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2">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1949in" svg:y="171.798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2">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2">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2">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2">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2">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2">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2">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2">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ڈائی ر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19">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9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7">قیمت توقع، توقع،</text:span><text:span text:style-name="T20">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2">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2">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2">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2">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2">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2">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2">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2">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2">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2">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9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21">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22">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22">، گہرائی پر حرکت پذیری</text:span>،<text:span text:style-name="T8">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2">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 <text:span text:style-name="T23">مشہود، مشہودات</text:span></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12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2">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93" office:value-type="string" calcext:value-type="string">
            <text:p><text:span text:style-name="T16">لٹکن</text:span>، <text:span text:style-name="T25">سادہ رقاص</text:span></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text:p>
          </table:table-cell>
          <table:table-cell table:style-name="ce93" office:value-type="string" calcext:value-type="string">
            <text:p><text:span text:style-name="T5">رتبہ اول درستگی</text:span>، <text:span text:style-name="T15">اول رتبی تصحیح</text:span></text:p>
          </table:table-cell>
          <table:table-cell table:number-columns-repeated="1022"/>
        </table:table-row>
        <table:table-row table:style-name="ro2">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2">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2">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26">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2">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2">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وقت، تجدیدی وق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93" office:value-type="string" calcext:value-type="string">
            <text:p><text:span text:style-name="T27">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93" office:value-type="string" calcext:value-type="string">
            <text:p><text:span text:style-name="T28">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26">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2">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2">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text:span text:style-name="T22">عبوری دور</text:span>،<text:span text:style-name="T12"> تحویلی دوری عرصہ</text:span></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table:style-name="Default" table:number-columns-repeated="64"/>
          <table:table-cell table:number-columns-repeated="960"/>
        </table:table-row>
        <table:table-row table:style-name="ro2" table:number-rows-repeated="1045451">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3"/>
        <table:table-column table:style-name="co8" table:default-cell-style-name="ce44"/>
        <table:table-column table:style-name="co9" table:default-cell-style-name="ce45"/>
        <table:table-column table:style-name="co6" table:default-cell-style-name="ce46"/>
        <table:table-column table:style-name="co11" table:default-cell-style-name="ce47"/>
        <table:table-column table:style-name="co6"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8">00/00/0000</text:date>, <text:time style:data-style-name="N2" text:time-value="09:05:20.5610188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3-08T09:21:18.924759113</dc:date>
    <meta:editing-duration>P90DT19H7M7S</meta:editing-duration>
    <meta:editing-cycles>3983</meta:editing-cycles>
    <meta:generator>LibreOffice/6.4.6.2$Linux_X86_64 LibreOffice_project/40$Build-2</meta:generator>
    <meta:document-statistic meta:table-count="3" meta:cell-count="659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